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b34a8" loext:padding="0in" loext:border="none"/>
    </style:style>
    <style:style style:name="P2" style:family="paragraph" style:parent-style-name="Quotations">
      <style:paragraph-properties fo:text-align="center" style:justify-single-word="false"/>
      <style:text-properties officeooo:paragraph-rsid="001b34a8"/>
    </style:style>
    <style:style style:name="P3" style:family="paragraph" style:parent-style-name="Quotations">
      <style:paragraph-properties fo:text-align="center" style:justify-single-word="false"/>
      <style:text-properties officeooo:paragraph-rsid="001b34a8" loext:padding="0in" loext:border="none"/>
    </style:style>
    <style:style style:name="P4" style:family="paragraph" style:parent-style-name="Quotations">
      <loext:graphic-properties draw:fill="solid" draw:fill-color="#f0f0f0" draw:opacity="100%"/>
      <style:paragraph-properties fo:margin-left="0.3937in" fo:margin-right="0.3937in" style:line-height-at-least="0.25in" fo:text-align="center" style:justify-single-word="false" fo:text-indent="0in" style:auto-text-indent="false" fo:background-color="#f0f0f0" fo:padding="0in" fo:border="none"/>
      <style:text-properties loext:padding="0in" loext:border="none"/>
    </style:style>
    <style:style style:name="P5" style:family="paragraph" style:parent-style-name="Quotations">
      <loext:graphic-properties draw:fill="solid" draw:fill-color="#f0f0f0" draw:opacity="100%"/>
      <style:paragraph-properties fo:margin-left="0.3937in" fo:margin-right="0.3937in" style:line-height-at-least="0.25in" fo:text-align="start" style:justify-single-word="false" fo:text-indent="0in" style:auto-text-indent="false" fo:background-color="#f0f0f0" fo:padding="0in" fo:border="none"/>
      <style:text-properties fo:color="#333333" loext:padding="0in" loext:border="none"/>
    </style:style>
    <style:style style:name="P6" style:family="paragraph" style:parent-style-name="Quotations">
      <style:paragraph-properties fo:margin-left="0in" fo:margin-right="0.3937in" fo:text-align="center" style:justify-single-word="false" fo:text-indent="0in" style:auto-text-indent="false"/>
      <style:text-properties officeooo:paragraph-rsid="001b34a8" loext:padding="0in" loext:border="none"/>
    </style:style>
    <style:style style:name="T1" style:family="text">
      <style:text-properties fo:color="#333333"/>
    </style:style>
    <style:style style:name="T2" style:family="text">
      <style:text-properties fo:color="#333333" fo:background-color="transparent" loext:char-shading-value="0"/>
    </style:style>
    <style:style style:name="T3" style:family="text">
      <style:text-properties fo:color="#333333" officeooo:rsid="001b34a8" fo:background-color="transparent" loext:char-shading-value="0"/>
    </style:style>
    <style:style style:name="T4" style:family="text">
      <style:text-properties fo:color="#333333" style:text-underline-style="solid" style:text-underline-width="auto" style:text-underline-color="font-color" fo:font-weight="bold" fo:background-color="transparent" loext:char-shading-value="0"/>
    </style:style>
    <style:style style:name="T5" style:family="text">
      <style:text-properties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Entog Emas</text:span></text:p>
      <text:p text:style-name="P6"/>
      <text:p text:style-name="P3"><text:span text:style-name="T2">Kacaritakeun aya saurang patani nu kacida malaratna cicing di hiji saung gubuk nu geus reyot. Mang Julin patani ngaranna teh. Hirup sapopoena ngan dibaturan ku sakadang entog, hiji-hijina. Mang Julin kacida nyaaheunana ka eta sakadang entog teh, bubuhan manehna mah teu boga dulur-baraya, malih garwa mah. </text:span><text:span text:style-name="T5"> </text:span></text:p>
      <text:p text:style-name="P4"><text:span text:style-name="T1">Hiji poe manehna indit ka sawah, isuk-isuk pisan manehna geus indit, kabeneran dititah ku juragan Lurah pikeun ngabinihan sawahna. Ari digawena mah kapake pisan ku Juragan Lurah teh, kusabab Mang Julin segut pisan kana gawe nanaon oge. Ari entogna dikencarkeun di buruan gubuk teh, tara aya hariwangan. </text:span><text:span text:style-name="T5"> </text:span></text:p>
      <text:p text:style-name="P4"><text:span text:style-name="T1">Balik ti sawah wanci sariak layung, Mang Julin kacida laparna. Manehna ngadeuheus ka Pangeran, “Duh, Gusti... mun paparin abdi beunghar, meureun dahar nanaon oge bisa.. “ . Mang Julin teu dahar ngan karo uyah. Sanggeus wareg mah manehna tuluy ngampihan entog di juru imah. </text:span><text:span text:style-name="T5"> </text:span></text:p>
      <text:p text:style-name="P4"><text:span text:style-name="T1">Isuk-isuk keneh Mang Julin kahudangkeun ku kingkilaban nu ayana ti juru imah. Panasaran, manehna tuluy cahya gugurilapan teh disampeurkeun. Manehna teu nyangka yen cahya nu kacida serabna teh tina kandang entog, singhoreng teh entogna endongan, endogna endog emas.</text:span><text:span text:style-name="T5"> </text:span></text:p>
      <text:p text:style-name="P4"><text:span text:style-name="T1">Mang Julin peupeureudeuyan, nyagap endog teh. Manehna kacida bungahna, eta endog emas, emas murni. “Bisa dijual ieu mah, ...“ gerentesna. </text:span><text:span text:style-name="T5"> </text:span></text:p>
      <text:p text:style-name="P4"><text:span text:style-name="T1">Poe kadua, kitu deui, entogna ngaluarkeun endog emas deui hiji. Kitu saban poe, sakadang entog teh endogan endog emas hiji. Nya puguh Mang Julin teh jadi beunghar. Manehna geus boga sawah sorangan, imah gedong, balong, ternak entog, jeung harta lianna nu mucekil. Entog teh nyaan mawa rejeki keur Mang Julin.  </text:span><text:span text:style-name="T5"> </text:span></text:p>
      <text:p text:style-name="P4"><text:span text:style-name="T1">Hiji poe, Mang Julin ngarasa cape mun kudu unggal poe ngadatangan kandang entog pikeun mawa endog emas pira hiji teh. Mang Julin sasadiaan bedog keur ngabeleh entog ngarah emasna kabeh kaluar, jadi manehna teu kudu mawaan unggal poe ka kandang entog.</text:span><text:span text:style-name="T5"> </text:span></text:p>
      <text:p text:style-name="P5">Ari geus dibeleh entog teh, teu kaciri emas-emasna acan. Malahan entog teh paeh. Mang Julin teu bisa ngabebenah hartana. Manehna jadi miskin deui sabab unggal poe hartana beak dipake kabutuhan sapopoena.</text:p>
      <text:p text:style-name="P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9:59:44.799955412</meta:creation-date>
    <dc:date>2017-11-09T20:03:46.933254067</dc:date>
    <meta:editing-duration>PT4M2S</meta:editing-duration>
    <meta:editing-cycles>1</meta:editing-cycles>
    <meta:document-statistic meta:table-count="0" meta:image-count="0" meta:object-count="0" meta:page-count="1" meta:paragraph-count="9" meta:word-count="319" meta:character-count="2064" meta:non-whitespace-character-count="1741"/>
    <meta:generator>LibreOffice/5.4.1.2$Linux_X86_64 LibreOffice_project/40m0$Build-2</meta:generator>
  </office:meta>
</office:document-meta>
</file>